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F" svg:font-family="" style:font-family-generic="roman"/>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3" style:family="table-column">
      <style:table-column-properties fo:break-before="auto" style:column-width="3.3043in"/>
    </style:style>
    <style:style style:name="co4" style:family="table-column">
      <style:table-column-properties fo:break-before="auto" style:column-width="5.039in"/>
    </style:style>
    <style:style style:name="ro3" style:family="table-row">
      <style:table-row-properties style:row-height="0.1638in" fo:break-before="auto" style:use-optimal-row-height="true"/>
    </style:style>
    <style:style style:name="ro2" style:family="table-row">
      <style:table-row-properties style:row-height="0.1807in" fo:break-before="auto" style:use-optimal-row-height="true"/>
    </style:style>
    <style:style style:name="ro4" style:family="table-row">
      <style:table-row-properties style:row-height="0.1689in" fo:break-before="auto" style:use-optimal-row-height="true"/>
    </style:style>
    <style:style style:name="ro5" style:family="table-row">
      <style:table-row-properties style:row-height="0.1866in" fo:break-before="auto" style:use-optimal-row-height="true"/>
    </style:style>
    <style:style style:name="ro6" style:family="table-row">
      <style:table-row-properties style:row-height="0.7744in" fo:break-before="auto" style:use-optimal-row-height="true"/>
    </style:style>
    <style:style style:name="ro7" style:family="table-row">
      <style:table-row-properties style:row-height="0.32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Times-Roman" fo:font-size="11pt" fo:language="en" fo:country="US" fo:font-style="normal" fo:text-shadow="none" style:text-underline-style="none" fo:font-weight="normal" style:text-underline-mode="continuous" style:text-overline-mode="continuous" style:text-line-through-mode="continuous" style:font-name-asian="Times-Roman"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Times-Roman" fo:font-size="11pt" fo:language="en" fo:country="US" fo:font-style="normal" fo:text-shadow="none" style:text-underline-style="none" fo:font-weight="normal" style:text-underline-mode="continuous" style:text-overline-mode="continuous" style:text-line-through-mode="continuous" style:font-name-asian="Times-Roman" style:font-size-asian="11pt" style:language-asian="en" style:country-asian="US" style:font-style-asian="normal" style:font-weight-asian="normal" style:font-size-complex="6.3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font-name="Times-Roman" fo:language="en" fo:country="US" style:font-name-asian="Times-Roman" style:language-asian="en" style:country-asian="US" style:font-name-complex="Arial Unicode MS" style:font-size-complex="5.65000009536743pt" style:language-complex="en" style:country-complex="US"/>
    </style:style>
    <style:style style:name="ce5"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text-outline="false" style:text-line-through-style="none" style:font-name="Symbol" fo:font-size="10pt" fo:language="en" fo:country="US" fo:font-style="normal" fo:text-shadow="none" style:text-underline-style="none" fo:font-weight="normal" style:text-underline-mode="continuous" style:text-overline-mode="continuous" style:text-line-through-mode="continuous" style:font-name-asian="Symbol"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text-outline="false" style:text-line-through-style="non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font-name="Times-Roman" fo:language="en" fo:country="US" style:font-name-asian="Times-Roman" style:language-asian="en" style:country-asian="US" style:font-name-complex="Times-Roman" style:font-size-complex="5.65000009536743pt" style:language-complex="en" style:country-complex="US"/>
    </style:style>
    <style:style style:name="ce11"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12" style:family="table-cell" style:parent-style-name="Default">
      <style:text-properties fo:color="#000000" style:font-name="Times-Roman" fo:font-size="11pt" fo:language="en" fo:country="US" style:font-name-asian="Times-Roman" style:font-size-asian="11pt" style:language-asian="en" style:country-asian="US" style:font-name-complex="Times-Roman" style:font-size-complex="6.25pt" style:language-complex="en" style:country-complex="US"/>
    </style:style>
    <style:style style:name="ce13"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font-name-complex="Times-Roman"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color="#1a1818"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font-name="Times-Roman" fo:font-size="10pt" style:font-name-asian="Times-Roman" style:font-size-asian="10pt" style:font-name-complex="Times-Roman" style:font-size-complex="5.69999980926514pt"/>
    </style:style>
    <style:style style:name="T2" style:family="text">
      <style:text-properties fo:color="#000000" style:font-name="Times-Roman" fo:font-size="7.5pt" style:font-name-asian="Times-Roman" style:font-size-asian="7.5pt" style:font-name-complex="Times-Roman" style:font-size-complex="4.30000019073486pt"/>
    </style:style>
    <style:style style:name="T3" style:family="text">
      <style:text-properties fo:color="#000000" style:font-name="Symbol" fo:font-size="10pt" style:font-name-asian="Symbol" style:font-size-asian="10pt" style:font-name-complex="Symbol" style:font-size-complex="5.69999980926514pt"/>
    </style:style>
    <style:style style:name="T4" style:family="text">
      <style:text-properties fo:color="#000000" style:font-name="Helvetica" fo:font-size="9pt" style:font-name-asian="Helvetica" style:font-size-asian="9pt" style:font-name-complex="Helvetica" style:font-size-complex="5.09999990463257pt"/>
    </style:style>
    <style:style style:name="T5" style:family="text">
      <style:text-properties fo:color="#000000" style:font-name="Symbol" fo:font-size="9pt" style:font-name-asian="Symbol" style:font-size-asian="9pt" style:font-name-complex="Symbol" style:font-size-complex="5.09999990463257pt"/>
    </style:style>
    <style:style style:name="T6" style:family="text">
      <style:text-properties fo:color="#000000" style:font-name="Helvetica" fo:font-size="6.5pt" style:font-name-asian="Helvetica" style:font-size-asian="6.5pt" style:font-name-complex="Helvetica" style:font-size-complex="3.70000004768372pt"/>
    </style:style>
    <style:style style:name="T7" style:family="text">
      <style:text-properties fo:color="#000000" style:font-name="Symbol" fo:font-size="11pt" style:font-name-asian="Symbol" style:font-size-asian="11pt" style:font-name-complex="Symbol" style:font-size-complex="6.30000019073486pt"/>
    </style:style>
    <style:style style:name="T8" style:family="text">
      <style:text-properties fo:color="#1a1818" style:font-name="Helvetica" fo:font-size="7pt" style:font-name-asian="Helvetica" style:font-size-asian="7pt" style:font-name-complex="Helvetica" style:font-size-complex="4pt"/>
    </style:style>
    <style:style style:name="T9" style:family="text">
      <style:text-properties fo:color="#000000" style:font-name="Times-Roman" style:font-name-asian="Times-Roman" style:font-name-complex="Times-Roman" style:font-size-complex="5.69999980926514pt"/>
    </style:style>
    <style:style style:name="T10" style:family="text">
      <style:text-properties fo:color="#000000" style:font-name="Times-Roman" fo:font-size="5pt" style:font-name-asian="Times-Roman" style:font-size-asian="5pt" style:font-name-complex="Times-Roman" style:font-size-complex="2.90000009536743pt"/>
    </style:style>
    <style:style style:name="T11" style:family="text">
      <style:text-properties fo:color="#1a1818" style:font-name="Helvetica" fo:font-size="8pt" style:font-name-asian="Helvetica" style:font-size-asian="8pt" style:font-name-complex="Helvetica" style:font-size-complex="4.59999990463257pt"/>
    </style:style>
    <style:style style:name="T12" style:family="text">
      <style:text-properties style:font-name-complex="Times-Roman" style:font-size-complex="5.69999980926514pt"/>
    </style:style>
  </office:automatic-styles>
  <office:body>
    <office:spreadsheet>
      <table:table table:name="Sheet1" table:style-name="ta1" table:print="false">
        <table:table-column table:style-name="co3" table:default-cell-style-name="Default"/>
        <table:table-column table:style-name="co4" table:default-cell-style-name="ce3"/>
        <table:table-row table:style-name="ro2">
          <table:table-cell table:style-name="ce1" office:value-type="string">
            <text:p>A certain screening test has a 2% false-negative rate.</text:p>
          </table:table-cell>
          <table:table-cell table:style-name="ce1" office:value-type="string">
            <text:p>Sensitivity is 98%.</text:p>
          </table:table-cell>
        </table:table-row>
        <table:table-row table:style-name="ro2">
          <table:table-cell table:style-name="ce2" office:value-type="string">
            <text:p>During a particular stage of sleep, man has variable blood pressure and EEG together with penile tumescence.</text:p>
          </table:table-cell>
          <table:table-cell table:style-name="ce12" office:value-type="string">
            <text:p>REM sleep</text:p>
          </table:table-cell>
        </table:table-row>
        <table:table-row table:style-name="ro2">
          <table:table-cell table:style-name="ce1" office:value-type="string">
            <text:p>The disease duration is 2 times longer in population A.</text:p>
          </table:table-cell>
          <table:table-cell table:style-name="ce1" office:value-type="string">
            <text:p>The prevalence of influenza in population A is 2 times the prevalence of influenza in population B. The incidence is the same in populations A</text:p>
          </table:table-cell>
        </table:table-row>
        <table:table-row table:style-name="ro2">
          <table:table-cell table:style-name="ce1"/>
          <table:table-cell table:style-name="ce1" office:value-type="string">
            <text:p>and B.</text:p>
          </table:table-cell>
        </table:table-row>
        <table:table-row table:style-name="ro2">
          <table:table-cell table:style-name="ce1" office:value-type="string">
            <text:p>Four years old.</text:p>
          </table:table-cell>
          <table:table-cell table:style-name="ce1" office:value-type="string">
            <text:p>irl can groom herself, can hop on one foot, and has an imaginary friend.</text:p>
          </table:table-cell>
        </table:table-row>
        <table:table-row table:style-name="ro2">
          <table:table-cell table:style-name="ce1" office:value-type="string">
            <text:p>Systematic desensitization.</text:p>
          </table:table-cell>
          <table:table-cell table:style-name="ce1" office:value-type="string">
            <text:p>Woman with anxiety about a gynecologic exam is told to relax and to imagine going through the steps of the exam.</text:p>
          </table:table-cell>
        </table:table-row>
        <table:table-row table:style-name="ro3">
          <table:table-cell table:style-name="ce3" office:value-type="string">
            <text:p>Case-control study</text:p>
          </table:table-cell>
          <table:table-cell office:value-type="string">
            <text:p>Compares a group of people with disease to a group without.</text:p>
          </table:table-cell>
        </table:table-row>
        <table:table-row table:style-name="ro4">
          <table:table-cell/>
          <table:table-cell office:value-type="string">
            <text:p>Asks, “What happened?<text:span text:style-name="T1">Odds ratio (OR).</text:span></text:p>
          </table:table-cell>
        </table:table-row>
        <table:table-row table:style-name="ro3">
          <table:table-cell table:style-name="ce3" office:value-type="string">
            <text:p>Cohort study</text:p>
          </table:table-cell>
          <table:table-cell office:value-type="string">
            <text:p>Compares a group with a given risk factor to a group</text:p>
          </table:table-cell>
        </table:table-row>
        <table:table-row table:style-name="ro5">
          <table:table-cell/>
          <table:table-cell table:style-name="ce13" office:value-type="string">
            <text:p><text:span text:style-name="T1">without to assess whether the risk factor </text:span><text:span text:style-name="T7">↑</text:span></text:p>
          </table:table-cell>
        </table:table-row>
        <table:table-row table:style-name="ro4">
          <table:table-cell/>
          <table:table-cell office:value-type="string">
            <text:p>the likelihood of disease. Asks, “What will happen?”<text:span text:style-name="T1">Relative risk (RR)</text:span></text:p>
          </table:table-cell>
        </table:table-row>
        <table:table-row table:style-name="ro3">
          <table:table-cell table:style-name="ce3" office:value-type="string">
            <text:p>Cross-sectional study</text:p>
          </table:table-cell>
          <table:table-cell office:value-type="string">
            <text:p>Collects data from a group of people to assess</text:p>
          </table:table-cell>
        </table:table-row>
        <table:table-row table:style-name="ro3">
          <table:table-cell/>
          <table:table-cell office:value-type="string">
            <text:p>frequency of disease (and related risk factors) at a</text:p>
          </table:table-cell>
        </table:table-row>
        <table:table-row table:style-name="ro4">
          <table:table-cell/>
          <table:table-cell office:value-type="string">
            <text:p>particular point in time. Asks, “What is happening?”<text:span text:style-name="T1">Disease prevalence</text:span></text:p>
          </table:table-cell>
        </table:table-row>
        <table:table-row table:style-name="ro3">
          <table:table-cell table:style-name="ce3" office:value-type="string">
            <text:p>Prevalence</text:p>
          </table:table-cell>
          <table:table-cell table:style-name="ce10" office:value-type="string">
            <text:p>total cases in population at a given time/ <text:s/>total population at risk</text:p>
          </table:table-cell>
        </table:table-row>
        <table:table-row table:style-name="ro3">
          <table:table-cell table:style-name="ce4" office:value-type="string">
            <text:p>Incidence</text:p>
          </table:table-cell>
          <table:table-cell office:value-type="string">
            <text:p>new cases in population over a given / time period total population at risk during</text:p>
          </table:table-cell>
        </table:table-row>
        <table:table-row table:style-name="ro3">
          <table:table-cell office:value-type="string">
            <text:p>incidence </text:p>
          </table:table-cell>
          <table:table-cell table:style-name="Default" office:value-type="string">
            <text:p>new incidents </text:p>
          </table:table-cell>
        </table:table-row>
        <table:table-row table:style-name="ro5">
          <table:table-cell office:value-type="string">
            <text:p>prevalence and incidence </text:p>
          </table:table-cell>
          <table:table-cell table:style-name="ce6" office:value-type="string">
            <text:p><text:span text:style-name="T1">Prevalence </text:span><text:span text:style-name="T3">≅ </text:span><text:span text:style-name="T1">incidence </text:span><text:span text:style-name="T3">× </text:span><text:span text:style-name="T1">disease duration.</text:span></text:p>
          </table:table-cell>
        </table:table-row>
        <table:table-row table:style-name="ro5">
          <table:table-cell/>
          <table:table-cell table:style-name="ce6" office:value-type="string">
            <text:p><text:span text:style-name="T1">Prevalence </text:span><text:span text:style-name="T3">&gt; </text:span><text:span text:style-name="T1">incidence for chronic diseases (e.g., diabetes).</text:span></text:p>
          </table:table-cell>
        </table:table-row>
        <table:table-row table:style-name="ro5">
          <table:table-cell/>
          <table:table-cell table:style-name="ce6" office:value-type="string">
            <text:p><text:span text:style-name="T1">Prevalence </text:span><text:span text:style-name="T3">= </text:span><text:span text:style-name="T1">incidence for acute disease (e.g., common cold).</text:span></text:p>
          </table:table-cell>
        </table:table-row>
        <table:table-row table:style-name="ro3">
          <table:table-cell table:style-name="ce3" office:value-type="string">
            <text:p>Sensitivity</text:p>
          </table:table-cell>
          <table:table-cell office:value-type="string">
            <text:p>Proportion of all people with disease who test positive.</text:p>
          </table:table-cell>
        </table:table-row>
        <table:table-row table:style-name="ro3">
          <table:table-cell/>
          <table:table-cell office:value-type="string">
            <text:p>1 – false-negative rate</text:p>
          </table:table-cell>
        </table:table-row>
        <table:table-row table:style-name="ro4">
          <table:table-cell table:style-name="ce3" office:value-type="string">
            <text:p>Specificity</text:p>
          </table:table-cell>
          <table:table-cell office:value-type="string">
            <text:p>roportion of all people without disease who test negative.<text:span text:style-name="T1">1 – false-positive rate</text:span></text:p>
          </table:table-cell>
        </table:table-row>
        <table:table-row table:style-name="ro3">
          <table:table-cell table:style-name="ce3" office:value-type="string">
            <text:p>Positive predictive value (PPV)</text:p>
          </table:table-cell>
          <table:table-cell office:value-type="string">
            <text:p>Proportion of positive test results that are true positive.</text:p>
          </table:table-cell>
        </table:table-row>
        <table:table-row table:style-name="ro3">
          <table:table-cell table:style-name="ce3" office:value-type="string">
            <text:p>Odds ratio (OR) for case control studies</text:p>
          </table:table-cell>
          <table:table-cell office:value-type="string">
            <text:p>Odds of having disease in exposed group divided by odds of having disease in unexposed group.</text:p>
          </table:table-cell>
        </table:table-row>
        <table:table-row table:style-name="ro3">
          <table:table-cell table:style-name="ce3" office:value-type="string">
            <text:p>Relative risk (RR) for cohort studies</text:p>
          </table:table-cell>
          <table:table-cell office:value-type="string">
            <text:p>Relative probability of getting a disease in the exposed group compared to the unexposed group.</text:p>
          </table:table-cell>
        </table:table-row>
        <table:table-row table:style-name="ro3">
          <table:table-cell/>
          <table:table-cell office:value-type="string">
            <text:p>Calculated as percent with disease in exposed group divided by percent with disease in unexposed group.</text:p>
          </table:table-cell>
        </table:table-row>
        <table:table-row table:style-name="ro3">
          <table:table-cell table:style-name="ce3" office:value-type="string">
            <text:p>Attributable risk</text:p>
          </table:table-cell>
          <table:table-cell office:value-type="string">
            <text:p>The difference in risk between exposed and unexposed groups, or the proportion of disease occurrences that are a result of the exposure (e.g., smoking causes one-third of cases of pneumonia).</text:p>
          </table:table-cell>
        </table:table-row>
        <table:table-row table:style-name="ro4">
          <table:table-cell table:style-name="ce5" office:value-type="string">
            <text:p><text:span text:style-name="T1">Null (H</text:span><text:span text:style-name="T2">0</text:span><text:span text:style-name="T1">)</text:span></text:p>
          </table:table-cell>
          <table:table-cell office:value-type="string">
            <text:p>Hypothesis of no difference (e.g., there is no association between the disease and the risk factor in the population).</text:p>
          </table:table-cell>
        </table:table-row>
        <table:table-row table:style-name="ro4">
          <table:table-cell table:style-name="ce5" office:value-type="string">
            <text:p><text:span text:style-name="T1">Alternative (H</text:span><text:span text:style-name="T2">1</text:span><text:span text:style-name="T1">)</text:span></text:p>
          </table:table-cell>
          <table:table-cell office:value-type="string">
            <text:p>Hypothesis that there is some difference (e.g., there is some association between the disease and the risk factor in the population).</text:p>
          </table:table-cell>
        </table:table-row>
        <table:table-row table:style-name="ro5">
          <table:table-cell table:style-name="ce6" office:value-type="string">
            <text:p><text:span text:style-name="T1">Type I error (</text:span><text:span text:style-name="T3">α</text:span><text:span text:style-name="T1">)</text:span></text:p>
          </table:table-cell>
          <table:table-cell table:style-name="ce6" office:value-type="string">
            <text:p><text:span text:style-name="T1">there is an effect or difference when none exists (to mistakenly accept the experimental hypothesis and reject the null hypothesis). p = probability of making a type I error. p is judged against </text:span><text:span text:style-name="T3">α</text:span><text:span text:style-name="T1">, a preset level of significance (usually &lt; .05).</text:span></text:p>
          </table:table-cell>
        </table:table-row>
        <table:table-row table:style-name="ro5">
          <table:table-cell table:style-name="ce6" office:value-type="string">
            <text:p><text:span text:style-name="T1">Type II error (</text:span><text:span text:style-name="T3">β</text:span><text:span text:style-name="T1">)</text:span></text:p>
          </table:table-cell>
          <table:table-cell table:style-name="ce5" office:value-type="string">
            <text:p><text:span text:style-name="T1">tating that there is not an effect or difference when one exists (to fail to reject the null hypothesis when in fact H</text:span><text:span text:style-name="T2">0 </text:span><text:span text:style-name="T1">is false).</text:span></text:p>
          </table:table-cell>
        </table:table-row>
        <table:table-row table:style-name="ro5">
          <table:table-cell/>
          <table:table-cell table:style-name="ce6" office:value-type="string">
            <text:p><text:span text:style-name="T3">β </text:span><text:span text:style-name="T1">is the probability of making a type II error.</text:span></text:p>
          </table:table-cell>
        </table:table-row>
        <table:table-row table:style-name="ro3">
          <table:table-cell table:style-name="ce7" office:value-type="string">
            <text:p>α </text:p>
          </table:table-cell>
          <table:table-cell office:value-type="string">
            <text:p>you “saw” a difference that did not exist––for example, convicting an innocent man.</text:p>
          </table:table-cell>
        </table:table-row>
        <table:table-row table:style-name="ro3">
          <table:table-cell table:style-name="ce7" office:value-type="string">
            <text:p>β </text:p>
          </table:table-cell>
          <table:table-cell office:value-type="string">
            <text:p>you did not “see” a difference that does exist–– for example, setting a guilty man free.</text:p>
          </table:table-cell>
        </table:table-row>
        <table:table-row table:style-name="ro3">
          <table:table-cell table:style-name="ce8" office:value-type="string">
            <text:p><text:span text:style-name="T4">Power (1 – </text:span><text:span text:style-name="T5">β</text:span><text:span text:style-name="T4">)</text:span></text:p>
          </table:table-cell>
          <table:table-cell office:value-type="string">
            <text:p>Probability of rejecting null hypothesis when it is in fact false, or the likelihood of finding a difference if one in fact exists. It depends on:</text:p>
          </table:table-cell>
        </table:table-row>
        <table:table-row table:style-name="ro3">
          <table:table-cell/>
          <table:table-cell office:value-type="string">
            <text:p>1. Total number of end points experienced by population</text:p>
          </table:table-cell>
        </table:table-row>
        <table:table-row table:style-name="ro5">
          <table:table-cell/>
          <table:table-cell table:style-name="ce6" office:value-type="string">
            <text:p><text:span text:style-name="T1">2. Difference in compliance between treatment groups </text:span><text:span text:style-name="T3">(</text:span><text:span text:style-name="T1">differences in the mean values between groups)</text:span></text:p>
          </table:table-cell>
        </table:table-row>
        <table:table-row table:style-name="ro3">
          <table:table-cell/>
          <table:table-cell office:value-type="string">
            <text:p>3. Size of expected effect</text:p>
          </table:table-cell>
        </table:table-row>
        <table:table-row table:style-name="ro3">
          <table:table-cell table:style-name="ce9" office:value-type="string">
            <text:p>Confidence interval</text:p>
          </table:table-cell>
          <table:table-cell office:value-type="string">
            <text:p>The 95% CI (corresponding to p = .05) is often</text:p>
          </table:table-cell>
        </table:table-row>
        <table:table-row table:style-name="ro3">
          <table:table-cell/>
          <table:table-cell office:value-type="string">
            <text:p>used. For the 95% CI, Z = 1.96.</text:p>
          </table:table-cell>
        </table:table-row>
        <table:table-row table:style-name="ro3">
          <table:table-cell table:style-name="ce9" office:value-type="string">
            <text:p>t -test vs.<text:span text:style-name="T4">ANOVA vs. </text:span><text:span text:style-name="T5">Χ</text:span><text:span text:style-name="T6">2</text:span></text:p>
          </table:table-cell>
          <table:table-cell office:value-type="string">
            <text:p>t-test checks difference between the means </text:p>
          </table:table-cell>
        </table:table-row>
        <table:table-row table:style-name="ro3">
          <table:table-cell/>
          <table:table-cell office:value-type="string">
            <text:p>ANOVA checks difference between the means of</text:p>
          </table:table-cell>
        </table:table-row>
        <table:table-row table:style-name="ro5">
          <table:table-cell/>
          <table:table-cell table:style-name="ce13" office:value-type="string">
            <text:p><text:span text:style-name="T1">3 or more groups. </text:span><text:span text:style-name="T3">χ</text:span><text:span text:style-name="T2">2 </text:span><text:span text:style-name="T1">checks difference between 2 or more percentages</text:span></text:p>
          </table:table-cell>
        </table:table-row>
        <table:table-row table:style-name="ro3">
          <table:table-cell/>
          <table:table-cell office:value-type="string">
            <text:p>or proportions of categorical outcomes (not mean values).</text:p>
          </table:table-cell>
        </table:table-row>
        <table:table-row table:style-name="ro3">
          <table:table-cell table:style-name="ce9" office:value-type="string">
            <text:p>Disease prevention</text:p>
          </table:table-cell>
          <table:table-cell office:value-type="string">
            <text:p>1°––prevent disease occurrence (e.g., vaccination). 2°––early detection of disease (e.g., Pap smear). 3°––reduce disability from disease (e.g.,</text:p>
          </table:table-cell>
        </table:table-row>
        <table:table-row table:style-name="ro3">
          <table:table-cell/>
          <table:table-cell office:value-type="string">
            <text:p>exogenous insulin for diabetes).</text:p>
          </table:table-cell>
        </table:table-row>
        <table:table-row table:style-name="ro3">
          <table:table-cell table:style-name="ce3" office:value-type="string">
            <text:p>High-risk sexual</text:p>
          </table:table-cell>
          <table:table-cell office:value-type="string">
            <text:p>HIV, hepatitis B, syphilis, gonorrhea, chlamydia tests</text:p>
          </table:table-cell>
        </table:table-row>
        <table:table-row table:style-name="ro4">
          <table:table-cell table:style-name="ce3" office:value-type="string">
            <text:p>12–24 mo</text:p>
          </table:table-cell>
          <table:table-cell office:value-type="string">
            <text:p>Climbs stairs, stacks 3 blocks, <text:span text:style-name="T1">Object permanence; 200 words and 2-word sentences at age 2</text:span></text:p>
          </table:table-cell>
        </table:table-row>
        <table:table-row table:style-name="ro4">
          <table:table-cell table:style-name="ce3" office:value-type="string">
            <text:p>18–24 mo</text:p>
          </table:table-cell>
          <table:table-cell office:value-type="string">
            <text:p>Stacks 6 blocks, <text:span text:style-name="T1">Rapprochement</text:span></text:p>
          </table:table-cell>
        </table:table-row>
        <table:table-row table:style-name="ro3">
          <table:table-cell table:style-name="ce3" office:value-type="string">
            <text:p>24–48 mo</text:p>
          </table:table-cell>
          <table:table-cell office:value-type="string">
            <text:p>Parallel play</text:p>
          </table:table-cell>
        </table:table-row>
        <table:table-row table:style-name="ro3">
          <table:table-cell table:style-name="ce3" office:value-type="string">
            <text:p>24–36 m</text:p>
          </table:table-cell>
          <table:table-cell office:value-type="string">
            <text:p>Core gender identity</text:p>
          </table:table-cell>
        </table:table-row>
        <table:table-row table:style-name="ro5">
          <table:table-cell table:style-name="ce3" office:value-type="string">
            <text:p>30–36 mo</text:p>
          </table:table-cell>
          <table:table-cell table:style-name="ce6" office:value-type="string">
            <text:p><text:span text:style-name="T1">Stacks 9 blocks (number of blocks stacked = age in years </text:span><text:span text:style-name="T3">× </text:span><text:span text:style-name="T1">3)</text:span></text:p>
          </table:table-cell>
        </table:table-row>
        <table:table-row table:style-name="ro4">
          <table:table-cell table:style-name="ce3" office:value-type="string">
            <text:p>3 yrs</text:p>
          </table:table-cell>
          <table:table-cell office:value-type="string">
            <text:p>Rides tricycle (rides 3-cycle at age 3); copies line or circle drawing, <text:span text:style-name="T1">900 words and complete sentences</text:span></text:p>
          </table:table-cell>
        </table:table-row>
        <table:table-row table:style-name="ro4">
          <table:table-cell table:style-name="ce3" office:value-type="string">
            <text:p>4 yrs</text:p>
          </table:table-cell>
          <table:table-cell office:value-type="string">
            <text:p>Simple drawings (stick figure), hops on 1 foot, <text:span text:style-name="T1">Cooperative play, imaginary friends, grooms self, brushes teeth</text:span></text:p>
          </table:table-cell>
        </table:table-row>
        <table:table-row table:style-name="ro5">
          <table:table-cell table:style-name="ce9" office:value-type="string">
            <text:p>REM sleep</text:p>
          </table:table-cell>
          <table:table-cell table:style-name="ce6" office:value-type="string">
            <text:p><text:span text:style-name="T3">↑ </text:span><text:span text:style-name="T1">and variable pulse, REM, </text:span><text:span text:style-name="T3">↑ </text:span><text:span text:style-name="T1">and variable blood pressure, penile/clitoral tumescence. Occurs every 90 minutes; duration </text:span><text:span text:style-name="T3">↑ </text:span><text:span text:style-name="T1">through the night. ACh is the principal neurotransmitter involved in REM sleep. REM sleep </text:span><text:span text:style-name="T3">↓ </text:span><text:span text:style-name="T1">with age.</text:span></text:p>
          </table:table-cell>
        </table:table-row>
        <table:table-row table:style-name="ro5">
          <table:table-cell/>
          <table:table-cell table:style-name="ce6" office:value-type="string">
            <text:p><text:span text:style-name="T1">REM sleep is like sex: </text:span><text:span text:style-name="T3">↑ </text:span><text:span text:style-name="T1">pulse, penile/ clitoral tumescence, </text:span><text:span text:style-name="T3">↓ </text:span><text:span text:style-name="T1">with age.</text:span></text:p>
          </table:table-cell>
        </table:table-row>
        <table:table-row table:style-name="ro3">
          <table:table-cell table:style-name="ce9" office:value-type="string">
            <text:p>Narcolepsy</text:p>
          </table:table-cell>
          <table:table-cell office:value-type="string">
            <text:p>Disordered regulation of sleep-wake cycles. May include hypnagogic (just before sleep) or hypnopompic (just before awakening) hallucinations. The patient’s nocturnal and narcoleptic sleep episodes start off with REM sleep. Cataplexy (loss of all muscle tone following a strong emotional stimulus) in some patients. Strong genetic component. Treat with stimulants (e.g., amphetamines).</text:p>
          </table:table-cell>
        </table:table-row>
        <table:table-row table:style-name="ro3">
          <table:table-cell table:style-name="ce3" office:value-type="string">
            <text:p>Day 0</text:p>
          </table:table-cell>
          <table:table-cell table:style-name="ce14" office:value-type="string">
            <text:p>Fertilization by sperm forming</text:p>
          </table:table-cell>
        </table:table-row>
        <table:table-row table:style-name="ro3">
          <table:table-cell/>
          <table:table-cell office:value-type="string">
            <text:p>zygote, initiating embryogenesis.</text:p>
          </table:table-cell>
        </table:table-row>
        <table:table-row table:style-name="ro3">
          <table:table-cell table:style-name="ce3" office:value-type="string">
            <text:p>Within week 1</text:p>
          </table:table-cell>
          <table:table-cell office:value-type="string">
            <text:p>Implantation (as a blastocyst).</text:p>
          </table:table-cell>
        </table:table-row>
        <table:table-row table:style-name="ro3">
          <table:table-cell table:style-name="ce3" office:value-type="string">
            <text:p>Within week 2</text:p>
          </table:table-cell>
          <table:table-cell office:value-type="string">
            <text:p>Bilaminar disk (epiblast, hypoblast).</text:p>
          </table:table-cell>
        </table:table-row>
        <table:table-row table:style-name="ro3">
          <table:table-cell table:style-name="ce3" office:value-type="string">
            <text:p>Within week 3</text:p>
          </table:table-cell>
          <table:table-cell office:value-type="string">
            <text:p>Gastrulation.</text:p>
          </table:table-cell>
        </table:table-row>
        <table:table-row table:style-name="ro4">
          <table:table-cell/>
          <table:table-cell table:style-name="ce15" office:value-type="string">
            <text:p><text:span text:style-name="T1">Primitive streak, </text:span><text:span text:style-name="T8"><text:s/></text:span><text:span text:style-name="T1">notochord,</text:span></text:p>
          </table:table-cell>
        </table:table-row>
        <table:table-row table:style-name="ro3">
          <table:table-cell/>
          <table:table-cell office:value-type="string">
            <text:p>and neural plate begin to form.</text:p>
          </table:table-cell>
        </table:table-row>
        <table:table-row table:style-name="ro3">
          <table:table-cell table:style-name="ce3" office:value-type="string">
            <text:p>Weeks 3–8</text:p>
          </table:table-cell>
          <table:table-cell office:value-type="string">
            <text:p>Neural tube formed. Organogenesis. Extremely susceptible to teratogens.</text:p>
          </table:table-cell>
        </table:table-row>
        <table:table-row table:style-name="ro3">
          <table:table-cell table:style-name="ce3" office:value-type="string">
            <text:p>Week 4</text:p>
          </table:table-cell>
          <table:table-cell office:value-type="string">
            <text:p>Heart begins to beat.</text:p>
          </table:table-cell>
        </table:table-row>
        <table:table-row table:style-name="ro3">
          <table:table-cell/>
          <table:table-cell office:value-type="string">
            <text:p>Upper and lower limb buds begin to form.</text:p>
          </table:table-cell>
        </table:table-row>
        <table:table-row table:style-name="ro3">
          <table:table-cell table:style-name="ce3" office:value-type="string">
            <text:p>Week 8</text:p>
          </table:table-cell>
          <table:table-cell office:value-type="string">
            <text:p>Fetal movement; fetus looks like a baby.</text:p>
          </table:table-cell>
        </table:table-row>
        <table:table-row table:style-name="ro3">
          <table:table-cell table:style-name="ce3" office:value-type="string">
            <text:p>Week 10</text:p>
          </table:table-cell>
          <table:table-cell office:value-type="string">
            <text:p>Genitalia have male/female characteristics.</text:p>
          </table:table-cell>
        </table:table-row>
        <table:table-row table:style-name="ro4">
          <table:table-cell table:style-name="ce3" office:value-type="string">
            <text:p>Neuroectoderm</text:p>
          </table:table-cell>
          <table:table-cell office:value-type="string">
            <text:p>Neurohypophysis, CNS neurons, oligodendrocytes, astrocytes, ependymal cells, pineal gland.</text:p>
          </table:table-cell>
        </table:table-row>
        <table:table-row table:style-name="ro4">
          <table:table-cell table:style-name="ce3" office:value-type="string">
            <text:p>urface ectoderm</text:p>
          </table:table-cell>
          <table:table-cell office:value-type="string">
            <text:p>Adenohypophysis; lens of eye; epithelial linings of skin, ear, eye, and nose; epidermis.</text:p>
          </table:table-cell>
        </table:table-row>
        <table:table-row table:style-name="ro3">
          <table:table-cell table:style-name="ce3" office:value-type="string">
            <text:p>Neural crest</text:p>
          </table:table-cell>
          <table:table-cell office:value-type="string">
            <text:p>ANS, dorsal root ganglia, melanocytes, chromaffin cells of adrenal medulla,</text:p>
          </table:table-cell>
        </table:table-row>
        <table:table-row table:style-name="ro3">
          <table:table-cell/>
          <table:table-cell office:value-type="string">
            <text:p>enterochromaffin cells, pia and arachnoid, celiac ganglion, Schwann cells, odontoblasts,</text:p>
          </table:table-cell>
        </table:table-row>
        <table:table-row table:style-name="ro3">
          <table:table-cell/>
          <table:table-cell office:value-type="string">
            <text:p>parafollicular (C) cells of thyroid, laryngeal cartilage, bones of the skull.</text:p>
          </table:table-cell>
        </table:table-row>
        <table:table-row table:style-name="ro3">
          <table:table-cell table:style-name="ce3" office:value-type="string">
            <text:p>Endoderm</text:p>
          </table:table-cell>
          <table:table-cell office:value-type="string">
            <text:p>Gut tube epithelium and derivatives (e.g., lungs, liver, pancreas, thymus, parathyroid, thyroid</text:p>
          </table:table-cell>
        </table:table-row>
        <table:table-row table:style-name="ro3">
          <table:table-cell/>
          <table:table-cell office:value-type="string">
            <text:p>follicular cells).</text:p>
          </table:table-cell>
        </table:table-row>
        <table:table-row table:style-name="ro6">
          <table:table-cell table:style-name="ce3" office:value-type="string">
            <text:p>Mesoderm</text:p>
          </table:table-cell>
          <table:table-cell table:style-name="ce10" office:value-type="string">
            <text:p><text:span text:style-name="T9">Dura mater, connective tissue, muscle, bone, cardiovascular structures, lymphatics, blood,</text:span></text:p>
            <text:p><text:span text:style-name="T9">urogenital structures, serous linings of body cavities (e.g., peritoneal), spleen,</text:span></text:p>
            <text:p><text:span text:style-name="T9">adrenal cortex, kidneys. Notochord induces ectoderm to form neuroectoderm (neural plate). Its postnatal</text:span></text:p>
            <text:p><text:span text:style-name="T9">derivative is the nucleus pulposus of the intervertebral disk. Mesodermal defects = VACTERL: Vertebral defect, Anal atresia, Cardiac defects,</text:span></text:p>
            <text:p><text:span text:style-name="T9">Tracheo-Esophageal fistula, Renal defects, Limb defects (bone and muscle).</text:span></text:p>
          </table:table-cell>
        </table:table-row>
        <table:table-row table:style-name="ro3">
          <table:table-cell table:style-name="ce3" office:value-type="string">
            <text:p>ACE inhibitors</text:p>
          </table:table-cell>
          <table:table-cell office:value-type="string">
            <text:p>Renal damage</text:p>
          </table:table-cell>
        </table:table-row>
        <table:table-row table:style-name="ro3">
          <table:table-cell table:style-name="ce3" office:value-type="string">
            <text:p>Iodide</text:p>
          </table:table-cell>
          <table:table-cell office:value-type="string">
            <text:p>Congenital goiter or</text:p>
          </table:table-cell>
        </table:table-row>
        <table:table-row table:style-name="ro3">
          <table:table-cell/>
          <table:table-cell office:value-type="string">
            <text:p>hypothyroidism</text:p>
          </table:table-cell>
        </table:table-row>
        <table:table-row table:style-name="ro3">
          <table:table-cell table:style-name="ce3" office:value-type="string">
            <text:p>Vitamin A</text:p>
          </table:table-cell>
          <table:table-cell office:value-type="string">
            <text:p>Extremely high risk for birth</text:p>
          </table:table-cell>
        </table:table-row>
        <table:table-row table:style-name="ro3">
          <table:table-cell/>
          <table:table-cell office:value-type="string">
            <text:p>defects</text:p>
          </table:table-cell>
        </table:table-row>
        <table:table-row table:style-name="ro3">
          <table:table-cell table:style-name="ce10" office:value-type="string">
            <text:p>Thalidomide</text:p>
          </table:table-cell>
          <table:table-cell office:value-type="string">
            <text:p>Limb defects (“flipper” limbs)</text:p>
          </table:table-cell>
        </table:table-row>
        <table:table-row table:style-name="ro3">
          <table:table-cell table:style-name="ce3" office:value-type="string">
            <text:p>Warfarin, x-rays, anticonvulsants</text:p>
          </table:table-cell>
          <table:table-cell office:value-type="string">
            <text:p>Multiple anomalies</text:p>
          </table:table-cell>
        </table:table-row>
        <table:table-row table:style-name="ro3">
          <table:table-cell table:style-name="ce3" office:value-type="string">
            <text:p>Thalidomide</text:p>
          </table:table-cell>
          <table:table-cell office:value-type="string">
            <text:p>Limb defects (“flipper” limbs)</text:p>
          </table:table-cell>
        </table:table-row>
        <table:table-row table:style-name="ro5">
          <table:table-cell table:style-name="ce9" office:value-type="string">
            <text:p>Fetal alcohol syndrome</text:p>
          </table:table-cell>
          <table:table-cell table:style-name="ce13" office:value-type="string">
            <text:p><text:span text:style-name="T1">Leading cause of congenital malformations in the United States. Newborns of mothers who consumed significant amounts of alcohol during pregnancy have an </text:span><text:span text:style-name="T7">↑ </text:span><text:span text:style-name="T1">incidence of congenital abnormalities, including pre- and postnatal developmental retardation, microcephaly, facial abnormalities, limb dislocation, and heart and lung fistulas. Mechanism may include inhibition of cell migration.</text:span></text:p>
          </table:table-cell>
        </table:table-row>
        <table:table-row table:style-name="ro3">
          <table:table-cell office:value-type="string">
            <text:p>monozygotic </text:p>
          </table:table-cell>
          <table:table-cell table:style-name="ce16" office:value-type="string">
            <text:p>1 zygote splits evenly to develop 2 amniotic sacs with a single common chorion and placenta.</text:p>
          </table:table-cell>
        </table:table-row>
        <table:table-row table:style-name="ro4">
          <table:table-cell office:value-type="string">
            <text:p>placental development </text:p>
          </table:table-cell>
          <table:table-cell office:value-type="string">
            <text:p>Cytotrophoblast composes the inner layer of chorionic villi. Syncytiotrophoblast is the</text:p>
          </table:table-cell>
        </table:table-row>
        <table:table-row table:style-name="ro3">
          <table:table-cell/>
          <table:table-cell office:value-type="string">
            <text:p>outer layer and secretes hCG.</text:p>
          </table:table-cell>
        </table:table-row>
        <table:table-row table:style-name="ro7">
          <table:table-cell table:style-name="ce9" office:value-type="string">
            <text:p>Umbilical cord</text:p>
          </table:table-cell>
          <table:table-cell table:style-name="ce10" office:value-type="string">
            <text:p><text:span text:style-name="T9">Contains 2 umbilical arteries, which return deoxygenated blood from fetal internal iliac arteries, and 1 umbilical vein, which supplies oxygenated blood from the placenta to the fetus.</text:span></text:p>
            <text:p><text:span text:style-name="T9">Urachus removes nitrogenous waste from fetal bladder (like a urethra).</text:span></text:p>
          </table:table-cell>
        </table:table-row>
        <table:table-row table:style-name="ro3">
          <table:table-cell/>
          <table:table-cell office:value-type="string">
            <text:p>Urachus connects fetal bladder with allantois. Umbilical arteries and veins are derived from the allantois.</text:p>
          </table:table-cell>
        </table:table-row>
        <table:table-row table:style-name="ro4">
          <table:table-cell table:style-name="ce3" office:value-type="string">
            <text:p>Truncus arteriosus (TA)</text:p>
          </table:table-cell>
          <table:table-cell office:value-type="string">
            <text:p>Ascending aorta and pulmonary trunk</text:p>
          </table:table-cell>
        </table:table-row>
        <table:table-row table:style-name="ro4">
          <table:table-cell table:style-name="ce3" office:value-type="string">
            <text:p>Bulbus cordis</text:p>
          </table:table-cell>
          <table:table-cell office:value-type="string">
            <text:p>Smooth parts of left and right ventricle</text:p>
          </table:table-cell>
        </table:table-row>
        <table:table-row table:style-name="ro3">
          <table:table-cell table:style-name="ce3" office:value-type="string">
            <text:p>Primitive ventricle</text:p>
          </table:table-cell>
          <table:table-cell office:value-type="string">
            <text:p>Trabeculated parts of left and right ventricle</text:p>
          </table:table-cell>
        </table:table-row>
        <table:table-row table:style-name="ro3">
          <table:table-cell table:style-name="ce3" office:value-type="string">
            <text:p>Primitive atria</text:p>
          </table:table-cell>
          <table:table-cell office:value-type="string">
            <text:p>Trabeculated left and right atrium</text:p>
          </table:table-cell>
        </table:table-row>
        <table:table-row table:style-name="ro3">
          <table:table-cell table:style-name="ce3" office:value-type="string">
            <text:p>Fetal erythropoiesis occurs in:</text:p>
          </table:table-cell>
          <table:table-cell office:value-type="string">
            <text:p>1. Yolk sac (3–8 wk) 2. Liver (6–30 wk) 3. Spleen (9–28 wk)</text:p>
          </table:table-cell>
        </table:table-row>
        <table:table-row table:style-name="ro3">
          <table:table-cell/>
          <table:table-cell office:value-type="string">
            <text:p>4. Bone marrow (28 wk onward)</text:p>
          </table:table-cell>
        </table:table-row>
        <table:table-row table:style-name="ro3">
          <table:table-cell/>
          <table:table-cell office:value-type="string">
            <text:p>Young Liver Synthesizes Blood.</text:p>
          </table:table-cell>
        </table:table-row>
        <table:table-row table:style-name="ro5">
          <table:table-cell/>
          <table:table-cell table:style-name="ce13" office:value-type="string">
            <text:p><text:span text:style-name="T1">Fetal hemoglobin </text:span><text:span text:style-name="T3">= α</text:span><text:span text:style-name="T2">2</text:span><text:span text:style-name="T3">γ</text:span><text:span text:style-name="T2">2</text:span><text:span text:style-name="T1">. Adult hemoglobin </text:span><text:span text:style-name="T3">= α</text:span><text:span text:style-name="T2">2</text:span><text:span text:style-name="T3">β</text:span><text:span text:style-name="T2">2</text:span><text:span text:style-name="T1">.</text:span></text:p>
          </table:table-cell>
        </table:table-row>
        <table:table-row table:style-name="ro3">
          <table:table-cell office:value-type="string">
            <text:p>fetal circulation </text:p>
          </table:table-cell>
          <table:table-cell office:value-type="string">
            <text:p>1. Blood entering the fetus</text:p>
          </table:table-cell>
        </table:table-row>
        <table:table-row table:style-name="ro3">
          <table:table-cell/>
          <table:table-cell office:value-type="string">
            <text:p>through the umbilical vein is conducted via the ductus venosus into the IVC.</text:p>
          </table:table-cell>
        </table:table-row>
        <table:table-row table:style-name="ro3">
          <table:table-cell/>
          <table:table-cell office:value-type="string">
            <text:p>2. Most oxygenated blood reaching the heart via the IVC is diverted through the foramen ovale and pumped out the aorta to the head and body.</text:p>
          </table:table-cell>
        </table:table-row>
        <table:table-row table:style-name="ro3">
          <table:table-cell/>
          <table:table-cell office:value-type="string">
            <text:p>3. Deoxygenated blood from the SVC is expelled into the pulmonary artery and ductus arteriosus to the lower body of the fetus.</text:p>
          </table:table-cell>
        </table:table-row>
        <table:table-row table:style-name="ro5">
          <table:table-cell office:value-type="string">
            <text:p>PDA</text:p>
          </table:table-cell>
          <table:table-cell table:style-name="ce13" office:value-type="string">
            <text:p><text:span text:style-name="T1">At birth, infant takes a breath; </text:span><text:span text:style-name="T3">↓ </text:span><text:span text:style-name="T1">resistance in pulmonary vasculature causes </text:span><text:span text:style-name="T3">↑ </text:span><text:span text:style-name="T1">left atrial pressure vs. right atrial pressure; foramen ovale closes (now called fossa ovalis); </text:span><text:span text:style-name="T3">↑ </text:span><text:span text:style-name="T1">in O</text:span><text:span text:style-name="T2">2 </text:span><text:span text:style-name="T1">leads to</text:span></text:p>
          </table:table-cell>
        </table:table-row>
        <table:table-row table:style-name="ro5">
          <table:table-cell/>
          <table:table-cell table:style-name="ce6" office:value-type="string">
            <text:p><text:span text:style-name="T3">↓ </text:span><text:span text:style-name="T1">in prostaglandins, causing</text:span></text:p>
          </table:table-cell>
        </table:table-row>
        <table:table-row table:style-name="ro3">
          <table:table-cell/>
          <table:table-cell office:value-type="string">
            <text:p>closure of ductus arteriosus. Indomethacin helps close PDA.</text:p>
          </table:table-cell>
        </table:table-row>
        <table:table-row table:style-name="ro3">
          <table:table-cell/>
          <table:table-cell office:value-type="string">
            <text:p>Prostaglandins keep PDA open.</text:p>
          </table:table-cell>
        </table:table-row>
        <table:table-row table:style-name="ro3">
          <table:table-cell table:style-name="ce9" office:value-type="string">
            <text:p>Fetal-postnatal derivatives</text:p>
          </table:table-cell>
          <table:table-cell office:value-type="string">
            <text:p>1. Umbilical vein––ligamentum teres hepatis 2. UmbiLical arteries––mediaL umbilical ligaments 3. Ductus arteriosus––ligamentum arteriosum 4. Ductus venosus––ligamentum venosum 5. Foramen ovale––fossa ovalis 6. AllaNtois––urachus––mediaN umbilical ligament 7. Notochord––nucleus pulposus of intervertebral disk</text:p>
          </table:table-cell>
        </table:table-row>
        <table:table-row table:style-name="ro4">
          <table:table-cell office:value-type="string">
            <text:p>aortic arch </text:p>
          </table:table-cell>
          <table:table-cell office:value-type="string">
            <text:p>1st––part of MAXillary artery. 2nd––Stapedial artery and hyoid artery. 3rd––common Carotid artery and proximal part of</text:p>
          </table:table-cell>
        </table:table-row>
        <table:table-row table:style-name="ro3">
          <table:table-cell/>
          <table:table-cell office:value-type="string">
            <text:p>internal carotid artery. 4th––on left, aortic arch; on right, proximal part of</text:p>
          </table:table-cell>
        </table:table-row>
        <table:table-row table:style-name="ro3">
          <table:table-cell/>
          <table:table-cell office:value-type="string">
            <text:p>right subclavian artery. 6th––proximal part of pulmonary arteries and (on</text:p>
          </table:table-cell>
        </table:table-row>
        <table:table-row table:style-name="ro3">
          <table:table-cell/>
          <table:table-cell office:value-type="string">
            <text:p>left only) ductus arteriosus.</text:p>
          </table:table-cell>
        </table:table-row>
        <table:table-row table:style-name="ro3">
          <table:table-cell table:style-name="ce9" office:value-type="string">
            <text:p>Branchial apparatus</text:p>
          </table:table-cell>
          <table:table-cell office:value-type="string">
            <text:p>Composed of branchial clefts, arches, and pouches. Branchial clefts are derived from ectoderm. Branchial arches are derived from mesoderm and</text:p>
          </table:table-cell>
        </table:table-row>
        <table:table-row table:style-name="ro3">
          <table:table-cell/>
          <table:table-cell office:value-type="string">
            <text:p>neural crests. Branchial pouches are derived from endoderm.</text:p>
          </table:table-cell>
        </table:table-row>
        <table:table-row table:style-name="ro5">
          <table:table-cell/>
          <table:table-cell table:style-name="ce6" office:value-type="string">
            <text:p><text:span text:style-name="T1">CAP covers outside from inside (Clefts </text:span><text:span text:style-name="T3">= </text:span><text:span text:style-name="T1">ectoderm, Arches </text:span><text:span text:style-name="T3">= </text:span><text:span text:style-name="T1">mesoderm, Pouches </text:span><text:span text:style-name="T3">= </text:span><text:span text:style-name="T1">endoderm).</text:span></text:p>
          </table:table-cell>
        </table:table-row>
        <table:table-row table:style-name="ro3">
          <table:table-cell/>
          <table:table-cell office:value-type="string">
            <text:p>Clefts are also called grooves. Branchial apparatus is also</text:p>
          </table:table-cell>
        </table:table-row>
        <table:table-row table:style-name="ro3">
          <table:table-cell/>
          <table:table-cell office:value-type="string">
            <text:p>called pharyngeal apparatus</text:p>
          </table:table-cell>
        </table:table-row>
        <table:table-row table:style-name="ro3">
          <table:table-cell table:style-name="ce9" office:value-type="string">
            <text:p>ranchial arch 1 derivatives</text:p>
          </table:table-cell>
          <table:table-cell office:value-type="string">
            <text:p>Meckel’s cartilage: Mandible, Malleus, incus, sphenoMandibular ligament. Muscles: Muscles of Mastication (temporalis, Masseter, lateral and Medial pterygoids),</text:p>
          </table:table-cell>
        </table:table-row>
        <table:table-row table:style-name="ro3">
          <table:table-cell/>
          <table:table-cell office:value-type="string">
            <text:p>Mylohyoid, anterior belly of digastric, tensor tympani, tensor veli palatini, anterior</text:p>
          </table:table-cell>
        </table:table-row>
        <table:table-row table:style-name="ro4">
          <table:table-cell/>
          <table:table-cell table:style-name="ce5" office:value-type="string">
            <text:p><text:span text:style-name="T10">2</text:span><text:span text:style-name="T1">⁄</text:span><text:span text:style-name="T10">3 </text:span><text:span text:style-name="T1">of tongue. Nerve: CN V</text:span><text:span text:style-name="T2">2 </text:span><text:span text:style-name="T1">and CN V</text:span><text:span text:style-name="T2">3</text:span><text:span text:style-name="T1">.</text:span></text:p>
          </table:table-cell>
        </table:table-row>
        <table:table-row table:style-name="ro3">
          <table:table-cell table:style-name="ce9" office:value-type="string">
            <text:p>Branchial arch 2 derivatives</text:p>
          </table:table-cell>
          <table:table-cell office:value-type="string">
            <text:p>Reichert’s cartilage: Stapes, Styloid process, lesser horn of hyoid, Stylohyoid ligament. Muscles: muscles of facial expression, Stapedius, Stylohyoid, posterior belly of digastric. Nerve: CN VII.</text:p>
          </table:table-cell>
        </table:table-row>
        <table:table-row table:style-name="ro3">
          <table:table-cell table:style-name="ce9" office:value-type="string">
            <text:p>Branchial arch 3 derivatives</text:p>
          </table:table-cell>
          <table:table-cell office:value-type="string">
            <text:p>Cartilage: greater horn of hyoid. Muscle: stylopharyngeus. Nerve: CN IX.</text:p>
          </table:table-cell>
        </table:table-row>
        <table:table-row table:style-name="ro3">
          <table:table-cell/>
          <table:table-cell office:value-type="string">
            <text:p>stylopharyngeus innervated by glossopharyngeal nerve.</text:p>
          </table:table-cell>
        </table:table-row>
        <table:table-row table:style-name="ro3">
          <table:table-cell table:style-name="ce9" office:value-type="string">
            <text:p>Branchial arches 4–6 derivatives</text:p>
          </table:table-cell>
          <table:table-cell office:value-type="string">
            <text:p>Cartilages: thyroid, cricoid, arytenoids, corniculate, cuneiform.</text:p>
          </table:table-cell>
        </table:table-row>
        <table:table-row table:style-name="ro3">
          <table:table-cell/>
          <table:table-cell office:value-type="string">
            <text:p>Muscles (4th arch): most pharyngeal constrictors, cricothyroid, levator veli palatini.</text:p>
          </table:table-cell>
        </table:table-row>
        <table:table-row table:style-name="ro3">
          <table:table-cell/>
          <table:table-cell office:value-type="string">
            <text:p>Muscles (6th arch): all intrinsic muscles of larynx</text:p>
          </table:table-cell>
        </table:table-row>
        <table:table-row table:style-name="ro3">
          <table:table-cell/>
          <table:table-cell office:value-type="string">
            <text:p>except cricothyroid.</text:p>
          </table:table-cell>
        </table:table-row>
        <table:table-row table:style-name="ro3">
          <table:table-cell/>
          <table:table-cell office:value-type="string">
            <text:p>Nerve: 4th arch––CN X (superior laryngeal branch); 6th arch––CN X (recurrent laryngeal branch).</text:p>
          </table:table-cell>
        </table:table-row>
        <table:table-row table:style-name="ro3">
          <table:table-cell table:style-name="ce9" office:value-type="string">
            <text:p>Branchial cleft derivatives</text:p>
          </table:table-cell>
          <table:table-cell office:value-type="string">
            <text:p>1st cleft develops into external auditory meatus. 2nd through 4th clefts form temporary cervical sinuses, which are obliterated by</text:p>
          </table:table-cell>
        </table:table-row>
        <table:table-row table:style-name="ro3">
          <table:table-cell/>
          <table:table-cell office:value-type="string">
            <text:p>proliferation of 2nd arch mesenchyme.</text:p>
          </table:table-cell>
        </table:table-row>
        <table:table-row table:style-name="ro3">
          <table:table-cell table:style-name="ce9" office:value-type="string">
            <text:p>Branchial pouch derivatives</text:p>
          </table:table-cell>
          <table:table-cell office:value-type="string">
            <text:p>1st pouch develops into middle ear cavity, eustachian tube, mastoid air cells.</text:p>
          </table:table-cell>
        </table:table-row>
        <table:table-row table:style-name="ro3">
          <table:table-cell/>
          <table:table-cell office:value-type="string">
            <text:p>2nd pouch develops into epithelial lining of palatine tonsil.</text:p>
          </table:table-cell>
        </table:table-row>
        <table:table-row table:style-name="ro3">
          <table:table-cell/>
          <table:table-cell office:value-type="string">
            <text:p>3rd pouch (dorsal wings) develops into inferior parathyroids.</text:p>
          </table:table-cell>
        </table:table-row>
        <table:table-row table:style-name="ro3">
          <table:table-cell/>
          <table:table-cell office:value-type="string">
            <text:p>3rd pouch (ventral wings) develops into thymus. 4th pouch (dorsal wings) develops into superior</text:p>
          </table:table-cell>
        </table:table-row>
        <table:table-row table:style-name="ro3">
          <table:table-cell table:style-name="ce9" office:value-type="string">
            <text:p>Thyroid development</text:p>
          </table:table-cell>
          <table:table-cell office:value-type="string">
            <text:p>Thyroid diverticulum arises from floor of primitive pharynx, descends into neck. Connected to tongue by thyroglossal duct, which normally disappears but may persist as pyramidal lobe of thyroid. Foramen cecum is normal remnant of thyroglossal duct. Most common ectopic thyroid tissue site is the tongue.</text:p>
          </table:table-cell>
        </table:table-row>
        <table:table-row table:style-name="ro3">
          <table:table-cell/>
          <table:table-cell office:value-type="string">
            <text:p>Thyroglossal duct cyst in midline neck and will move with swallowing (vs. persistent cervical sinus leading to branchial cyst in lateral neck).</text:p>
          </table:table-cell>
        </table:table-row>
        <table:table-row table:style-name="ro3">
          <table:table-cell table:style-name="ce9" office:value-type="string">
            <text:p>Cleft lip and cleft palate</text:p>
          </table:table-cell>
          <table:table-cell office:value-type="string">
            <text:p>Cleft lip––failure of fusion of the maxillary and medial nasal processes (formation of 1° palate).</text:p>
          </table:table-cell>
        </table:table-row>
        <table:table-row table:style-name="ro3">
          <table:table-cell/>
          <table:table-cell office:value-type="string">
            <text:p>Cleft palate---- failure of septum, and or the processes, the nasal septum, and/or the median palatine process (formation of 2° palate).</text:p>
          </table:table-cell>
        </table:table-row>
        <table:table-row table:style-name="ro3">
          <table:table-cell table:style-name="ce9" office:value-type="string">
            <text:p>Diaphragm embryology</text:p>
          </table:table-cell>
          <table:table-cell office:value-type="string">
            <text:p>1. Septum transversum 2. Pleuroperitoneal folds 3. Body wall</text:p>
          </table:table-cell>
        </table:table-row>
        <table:table-row table:style-name="ro3">
          <table:table-cell table:style-name="ce9"/>
          <table:table-cell office:value-type="string">
            <text:p>4. Dorsal mesentery of esophagus</text:p>
          </table:table-cell>
        </table:table-row>
        <table:table-row table:style-name="ro3">
          <table:table-cell table:style-name="ce3" office:value-type="string">
            <text:p>Annular pancreas</text:p>
          </table:table-cell>
          <table:table-cell office:value-type="string">
            <text:p>entral pancreatic bud abnormally encircles 2nd part of duodenum; forms a ring of pancreatic tissue that may cause duodenal narrowing.</text:p>
          </table:table-cell>
        </table:table-row>
        <table:table-row table:style-name="ro3">
          <table:table-cell office:value-type="string">
            <text:p>pancreas and spleen </text:p>
          </table:table-cell>
          <table:table-cell office:value-type="string">
            <text:p>Pancreas is derived from the foregut. Ventral pancreatic bud becomes pancreatic head, uncinate process (lower half of head), and main pancreatic duct. Dorsal pancreatic bud becomes everything else (body, tail, isthmus, and accessory pancreatic duct).</text:p>
          </table:table-cell>
        </table:table-row>
        <table:table-row table:style-name="ro3">
          <table:table-cell/>
          <table:table-cell office:value-type="string">
            <text:p>Spleen arises from dorsal mesentery but is supplied by artery of foregut.</text:p>
          </table:table-cell>
        </table:table-row>
        <table:table-row table:style-name="ro5">
          <table:table-cell table:style-name="ce3" office:value-type="string">
            <text:p>Gastroschisis</text:p>
          </table:table-cell>
          <table:table-cell table:style-name="ce6" office:value-type="string">
            <text:p><text:span text:style-name="T1">ailure of lateral body folds to fuse </text:span><text:span text:style-name="T3">→ </text:span><text:span text:style-name="T1">extrusion of abdominal contents through abdominal folds.</text:span></text:p>
          </table:table-cell>
        </table:table-row>
        <table:table-row table:style-name="ro4">
          <table:table-cell table:style-name="ce3" office:value-type="string">
            <text:p>Omphalocele–</text:p>
          </table:table-cell>
          <table:table-cell office:value-type="string">
            <text:p>persistence of herniation of abdominal contents into umbilical cord.</text:p>
          </table:table-cell>
        </table:table-row>
        <table:table-row table:style-name="ro3">
          <table:table-cell table:style-name="ce11" office:value-type="string">
            <text:p>Kidney embryology</text:p>
          </table:table-cell>
          <table:table-cell office:value-type="string">
            <text:p>1. Pronephros––week 4; then degenerates 2. Mesonephros––functions as interim kidney for 1st trimester; later contributes to</text:p>
          </table:table-cell>
        </table:table-row>
        <table:table-row table:style-name="ro3">
          <table:table-cell/>
          <table:table-cell office:value-type="string">
            <text:p>male genital system 3. Metanephros––permanent 4. Urogenital sinus––develops into bladder, urethra, allantois</text:p>
          </table:table-cell>
        </table:table-row>
        <table:table-row table:style-name="ro4">
          <table:table-cell table:style-name="ce9" office:value-type="string">
            <text:p>Genital embryology <text:span text:style-name="T1">Female</text:span></text:p>
          </table:table-cell>
          <table:table-cell office:value-type="string">
            <text:p>Default development. Mesonephric duct disappears and paramesonephric duct develops.</text:p>
          </table:table-cell>
        </table:table-row>
        <table:table-row table:style-name="ro3">
          <table:table-cell table:style-name="ce3" office:value-type="string">
            <text:p>Male</text:p>
          </table:table-cell>
          <table:table-cell office:value-type="string">
            <text:p>SRY gene on Y chromosome codes for testis-determining factor. Müllerian inhibiting substance secreted by testes suppresses development of paramesonephric ducts.</text:p>
          </table:table-cell>
        </table:table-row>
        <table:table-row table:style-name="ro5">
          <table:table-cell/>
          <table:table-cell table:style-name="ce13" office:value-type="string">
            <text:p><text:span text:style-name="T7">↑ </text:span><text:span text:style-name="T1">androgens </text:span><text:span text:style-name="T3">→ </text:span><text:span text:style-name="T1">development of mesonephric</text:span></text:p>
          </table:table-cell>
        </table:table-row>
        <table:table-row table:style-name="ro3">
          <table:table-cell/>
          <table:table-cell office:value-type="string">
            <text:p>ducts.</text:p>
          </table:table-cell>
        </table:table-row>
        <table:table-row table:style-name="ro4">
          <table:table-cell table:style-name="ce3" office:value-type="string">
            <text:p>Mesonephric (wolffian) duct</text:p>
          </table:table-cell>
          <table:table-cell office:value-type="string">
            <text:p>Develops into male internal structures, <text:span text:style-name="T1">except prostate)––Seminal vesicles, Epididymis, Ejaculatory duct, and Ductus</text:span><text:span text:style-name="T1"><text:tab/></text:span><text:span text:style-name="T11">duct </text:span><text:span text:style-name="T1">deferens.</text:span></text:p>
          </table:table-cell>
        </table:table-row>
        <table:table-row table:style-name="ro4">
          <table:table-cell table:style-name="ce3" office:value-type="string">
            <text:p>Paramesonephric (müllerian) duct</text:p>
          </table:table-cell>
          <table:table-cell office:value-type="string">
            <text:p>Develops into fallopian tube, uterus, and part of vagina.</text:p>
          </table:table-cell>
        </table:table-row>
        <table:table-row table:style-name="ro4">
          <table:table-cell table:style-name="ce3" office:value-type="string">
            <text:p>Genital tubercle</text:p>
          </table:table-cell>
          <table:table-cell office:value-type="string">
            <text:p>Glans penis//<text:span text:style-name="T1">Glans clitoris</text:span></text:p>
          </table:table-cell>
        </table:table-row>
        <table:table-row table:style-name="ro4">
          <table:table-cell table:style-name="ce3" office:value-type="string">
            <text:p>Urogenital sinus</text:p>
          </table:table-cell>
          <table:table-cell office:value-type="string">
            <text:p>Corpus spongiosum//// <text:span text:style-name="T1">Vestibular bulbs</text:span></text:p>
          </table:table-cell>
        </table:table-row>
        <table:table-row table:style-name="ro7">
          <table:table-cell table:style-name="ce3" office:value-type="string">
            <text:p>Urogenital sinus</text:p>
          </table:table-cell>
          <table:table-cell office:value-type="string">
            <text:p>Bulbourethral glands(of Cowper)///// <text:span text:style-name="T1">Greater vestibular glands</text:span></text:p>
            <text:p><text:span text:style-name="T12">(of Bartholin)</text:span></text:p>
          </table:table-cell>
        </table:table-row>
        <table:table-row table:style-name="ro7">
          <table:table-cell table:style-name="ce10" office:value-type="string">
            <text:p>Urogenital sinus</text:p>
          </table:table-cell>
          <table:table-cell office:value-type="string">
            <text:p>Prostate gland/ <text:span text:style-name="T1">Urethral and paraurethral glands</text:span></text:p>
            <text:p><text:span text:style-name="T12">(of Skene)</text:span></text:p>
          </table:table-cell>
        </table:table-row>
        <table:table-row table:style-name="ro4">
          <table:table-cell table:style-name="ce10" office:value-type="string">
            <text:p>Urogenital folds</text:p>
          </table:table-cell>
          <table:table-cell office:value-type="string">
            <text:p>Ventral shaft of penis (penile urethra)/ <text:span text:style-name="T1">Labia minora</text:span></text:p>
          </table:table-cell>
        </table:table-row>
        <table:table-row table:style-name="ro4">
          <table:table-cell table:style-name="ce10" office:value-type="string">
            <text:p><text:span text:style-name="T1">Labioscrotal swelling</text:span></text:p>
          </table:table-cell>
          <table:table-cell office:value-type="string">
            <text:p>Scrotum//// <text:span text:style-name="T1">Labia majora</text:span></text:p>
          </table:table-cell>
        </table:table-row>
      </table:table>
      <table:table table:name="Sheet2" table:style-name="ta1" table:print="false">
        <table:table-column table:style-name="co2" table:default-cell-style-name="Default"/>
        <table:table-row table:style-name="ro3">
          <table:table-cell/>
        </table:table-row>
      </table:table>
      <table:table table:name="Sheet3" table:style-name="ta1" table:print="false">
        <table:table-column table:style-name="co2"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F" svg:font-family="" style:font-family-generic="roman"/>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7">07/17/2010</text:date>, <text:time>18:26: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16T17:13:20</meta:creation-date>
    <dc:date>2010-07-17T18:26:12</dc:date>
    <dc:creator>nicole  tang</dc:creator>
    <meta:editing-duration>PT04H41M36S</meta:editing-duration>
    <meta:editing-cycles>4</meta:editing-cycles>
    <meta:generator>OpenOffice.org/3.2$Unix OpenOffice.org_project/320m18$Build-9502</meta:generator>
    <meta:document-statistic meta:table-count="3" meta:cell-count="255" meta:object-count="0"/>
  </office:meta>
</office:document-meta>
</file>